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Command.setMinimumSeverity( shor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.setOuputDirectory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.onCompilationMessage( CompilationMessage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Command.setWsdlImportUri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.setCompileListener( CompileListen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.addBpelProcessUrl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.execute( CommandContext c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